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va, Garuda, FreeSan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a711f" officeooo:paragraph-rsid="001a711f"/>
    </style:style>
    <style:style style:name="P2" style:family="paragraph" style:parent-style-name="Standard">
      <style:paragraph-properties fo:line-height="150%"/>
      <style:text-properties officeooo:rsid="001b8845" officeooo:paragraph-rsid="001b8845"/>
    </style:style>
    <style:style style:name="P3" style:family="paragraph" style:parent-style-name="Standard">
      <style:paragraph-properties fo:line-height="150%"/>
      <style:text-properties officeooo:rsid="001c2de9" officeooo:paragraph-rsid="001c2de9"/>
    </style:style>
    <style:style style:name="P4" style:family="paragraph" style:parent-style-name="Standard">
      <style:paragraph-properties fo:line-height="150%"/>
      <style:text-properties officeooo:rsid="001d9324" officeooo:paragraph-rsid="001d9324"/>
    </style:style>
    <style:style style:name="P5" style:family="paragraph" style:parent-style-name="Standard">
      <style:paragraph-properties fo:line-height="150%"/>
      <style:text-properties officeooo:rsid="001e9805" officeooo:paragraph-rsid="001e9805"/>
    </style:style>
    <style:style style:name="P6" style:family="paragraph" style:parent-style-name="Standard">
      <style:paragraph-properties fo:line-height="150%"/>
      <style:text-properties officeooo:rsid="001ec5c5" officeooo:paragraph-rsid="001ec5c5"/>
    </style:style>
    <style:style style:name="P7" style:family="paragraph" style:parent-style-name="Standard">
      <style:paragraph-properties fo:line-height="150%"/>
      <style:text-properties officeooo:rsid="001fd74d" officeooo:paragraph-rsid="001fd74d"/>
    </style:style>
    <style:style style:name="P8" style:family="paragraph" style:parent-style-name="Standard">
      <style:paragraph-properties fo:line-height="150%"/>
      <style:text-properties officeooo:rsid="00207ba1" officeooo:paragraph-rsid="00207ba1"/>
    </style:style>
    <style:style style:name="P9" style:family="paragraph" style:parent-style-name="Standard">
      <style:paragraph-properties fo:line-height="150%"/>
      <style:text-properties officeooo:rsid="00207ba1" officeooo:paragraph-rsid="00207ba1"/>
    </style:style>
    <style:style style:name="P10" style:family="paragraph" style:parent-style-name="Standard">
      <style:paragraph-properties fo:line-height="150%"/>
      <style:text-properties officeooo:rsid="00207ba1" officeooo:paragraph-rsid="002eee3d"/>
    </style:style>
    <style:style style:name="P11" style:family="paragraph" style:parent-style-name="Standard">
      <style:paragraph-properties fo:line-height="150%"/>
      <style:text-properties officeooo:rsid="0022fb55" officeooo:paragraph-rsid="0022fb55"/>
    </style:style>
    <style:style style:name="P12" style:family="paragraph" style:parent-style-name="Standard">
      <style:paragraph-properties fo:line-height="150%"/>
      <style:text-properties officeooo:rsid="00239bd3" officeooo:paragraph-rsid="00239bd3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Arial" fo:font-size="8.25pt" fo:letter-spacing="normal" fo:font-style="normal" fo:font-weight="normal" officeooo:rsid="00239bd3" officeooo:paragraph-rsid="00239bd3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Arial" fo:font-size="8.25pt" fo:letter-spacing="normal" fo:font-style="normal" fo:font-weight="normal" officeooo:rsid="00239bd3" officeooo:paragraph-rsid="002eee3d"/>
    </style:style>
    <style:style style:name="T1" style:family="text">
      <style:text-properties officeooo:rsid="001fd7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a : netscape – stworzyła “internet” I js;</text:p>
      <text:p text:style-name="P1">backend js – coraz więcej, bo node potrafi odpowiadać na wiele zapytań jednocześnie, np. Na netflix;</text:p>
      <text:p text:style-name="P2">slabe typowanie w js – często silne nie jest zwyczjnie potrzebne; <text:s text:c="2"/>WTF JS</text:p>
      <text:p text:style-name="P2">typ danych: typeof;</text:p>
      <text:p text:style-name="P2">w js prawie wszystko jest obiektem!;</text:p>
      <text:p text:style-name="P3">parseInt() – zaokrągla do całkowitych – zamienia na typ number;</text:p>
      <text:p text:style-name="P3">parseFloat() – nie zaokrągla – zamienia na typ number;</text:p>
      <text:p text:style-name="P3">replace <text:s text:c="2"/>“Ola”.replace(“O”, “A”);</text:p>
      <text:p text:style-name="P4">linus tornwalds nvidia</text:p>
      <text:p text:style-name="P4">avocode zeplin; zamiast photoshopa;</text:p>
      <text:p text:style-name="P5">“19-400”.indexof(“9”); <text:s/>- .indexof jest BARDZO często używane;</text:p>
      <text:p text:style-name="P6">konkatonacja – łączenie za pomocą znaku +;</text:p>
      <text:p text:style-name="P6">% <text:span text:style-name="T1">modulo – świetne do określonych ciągów;</text:span></text:p>
      <text:p text:style-name="P7">= operator przypisania, == operator porównania;</text:p>
      <text:p text:style-name="P7">=== szybsze od <text:s/>==;</text:p>
      <text:p text:style-name="P8">^ tylko – tylko jedna może być prawdziwa true^false = true, czyli 1;</text:p>
      <text:p text:style-name="P8">var wedding = love ==”kocha” ? “bedzie slub” : “nic nie będzie” - uproszczona forma if;</text:p>
      <text:p text:style-name="P8"/>
      <text:p text:style-name="P11">w j bag[i].lenght</text:p>
      <text:p text:style-name="P11">debugger;</text:p>
      <text:p text:style-name="P11">console.log(bag[i][j])</text:p>
      <text:p text:style-name="P11"/>
      <text:p text:style-name="P12">return w funkcji konczy dzialanie funkcji I znika ona!;</text:p>
      <text:p text:style-name="P13"/>
      <text:p text:style-name="P10"/>
      <text:p text:style-name="P8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va, Garuda, FreeSan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0:11:51.142374366</meta:creation-date>
    <meta:generator>LibreOffice/6.0.3.2$Linux_X86_64 LibreOffice_project/00m0$Build-2</meta:generator>
    <dc:date>2018-09-10T23:23:28.811360832</dc:date>
    <meta:editing-duration>PT15M10S</meta:editing-duration>
    <meta:editing-cycles>2</meta:editing-cycles>
    <meta:document-statistic meta:table-count="0" meta:image-count="0" meta:object-count="0" meta:page-count="1" meta:paragraph-count="21" meta:word-count="139" meta:character-count="954" meta:non-whitespace-character-count="820"/>
  </office:meta>
</office:document-meta>
</file>